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 draw:shadow="visible"/>
    </style:style>
    <style:style style:name="pr2" style:family="presentation" style:parent-style-name="Default-subtitle">
      <style:graphic-properties draw:fill-color="#ffffff" fo:min-height="6.85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9.65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5.209cm"/>
    </style:style>
    <style:style style:name="pr8" style:family="presentation" style:parent-style-name="Default-title">
      <style:graphic-properties fo:min-height="6.94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8.211cm" style:use-optimal-column-width="false"/>
    </style:style>
    <style:style style:name="co4" style:family="table-column">
      <style:table-column-properties style:column-width="8.21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554cm"/>
    </style:style>
    <style:style style:name="ro3" style:family="table-row">
      <style:table-row-properties style:row-height="3.558cm"/>
    </style:style>
    <style:style style:name="P1" style:family="paragraph">
      <style:text-properties fo:text-shadow="none"/>
    </style:style>
    <style:style style:name="P2" style:family="paragraph">
      <style:text-properties style:text-position="33% 58%" fo:text-shadow="none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54pt" fo:text-shadow="none" style:font-size-asian="54pt" style:font-size-complex="54pt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/>
    </style:style>
    <style:style style:name="T5" style:family="text">
      <style:text-properties fo:font-size="88pt" style:font-size-asian="88pt" style:font-size-complex="88pt"/>
    </style:style>
    <style:style style:name="T6" style:family="text">
      <style:text-properties fo:color="#000000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800000"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BASH <text:s/>SHELL SCRIPTING</text:span></text:p>
          </draw:text-box>
        </draw:frame>
        <draw:frame presentation:style-name="pr2" draw:text-style-name="P3" draw:layer="layout" svg:width="25.199cm" svg:height="6.858cm" svg:x="1.4cm" svg:y="7.62cm" presentation:class="subtitle" presentation:user-transformed="true">
          <draw:text-box>
            <text:p>Mmu CIT 001</text:p>
            <text:p>By. Omambia </text:p>
            <text:p>@pyther (telegram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9.652cm" svg:x="1.27cm" svg:y="5.08cm" presentation:class="title" presentation:user-transformed="true">
          <draw:text-box>
            <text:p><text:span text:style-name="T2">Introduction Unix</text:span>:<text:line-break/><text:span text:style-name="T3">characteristics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6.077cm" svg:x="1.4cm" svg:y="1.016cm" presentation:class="outline" presentation:user-transformed="true">
          <draw:text-box>
            <text:list text:style-name="L2">
              <text:list-item>
                <text:p><text:s/>Its an open source – The original release on unix os was free and readily available for use by one or any group. It has evolved into several variance. Eg Ubuntu, fedora, suse</text:p>
              </text:list-item>
              <text:list-item>
                <text:p>Security – unix is fairly secure os which is controlled through the following modes: <text:span text:style-name="T4">Kernel modes</text:span> – participation is not allowed . <text:span text:style-name="T4">User mode</text:span> where a user can carryout basic user tasks.</text:p>
                <text:p>The two modes makes unix a fairly secure system because <text:s/>intrusion into the kernel is <text:s/>not commonly possible. Also being an open source, it has undergone numerous tests meant to improve its security</text:p>
              </text:list-item>
              <text:list-item>
                <text:p><text:s/>Interface – unix provides <text:s/>two interface; namely </text:p>
                <text:list>
                  <text:list-item>
                    <text:p>Graphical interface </text:p>
                  </text:list-item>
                  <text:list-item>
                    <text:p>Command based interfa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8.542cm" svg:x="0.709cm" svg:y="0.762cm" presentation:class="outline" presentation:user-transformed="true">
          <draw:text-box>
            <text:list text:style-name="L2">
              <text:list-item>
                <text:p><text:s/>Remote connections – we can run unix os from central server that hosts program and user accounts.</text:p>
              </text:list-item>
              <text:list-item>
                <text:p>A strong shell - <text:s/>unix shell is used for interpretation of commands before they are executed at the karn kernel. </text:p>
              </text:list-item>
              <text:list-item>
                <text:p><text:s/>Scripting - Unix allows us to directly write programs on its interface as if we are on the IDE(integrated development Environment) such programs are called <text:span text:style-name="T4">SHELL SCRIPTS</text:span> thus <text:span text:style-name="T4">shell scripting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nual p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ype the following command in your terminal $<text:span text:style-name="T3">man bash</text:span> </text:p>
              </text:list-item>
              <text:list-item>
                <text:p><text:span text:style-name="T3"><text:s/></text:span><text:span text:style-name="T3">What to understand before doing bash:</text:span></text:p>
                <text:list>
                  <text:list-item>
                    <text:p><text:span text:style-name="T3">Kernel</text:span></text:p>
                  </text:list-item>
                  <text:list-item>
                    <text:p><text:span text:style-name="T3">Shell</text:span></text:p>
                  </text:list-item>
                  <text:list-item>
                    <text:p><text:span text:style-name="T3">Process</text:span></text:p>
                  </text:list-item>
                  <text:list-item>
                    <text:p><text:span text:style-name="T3">Redirects , pipes, filters etc 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<text:span text:style-name="T3">Redirection of Standard</text:span><text:span text:style-name="T3"><text:line-break/></text:span><text:span text:style-name="T3"> Input - Output</text:span><text:span text:style-name="T3"><text:line-break/></text:span><text:span text:style-name="T3">redirection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ostly all command gives output on screen or take input from keyboard,</text:p>
              </text:list-item>
              <text:list-item>
                <text:p>Linux it's possible to send output to file or to read input from file. For e.g. $<text:span text:style-name="T3"> ls </text:span>command gives output to screen; </text:p>
              </text:list-item>
              <text:list-item>
                <text:p>to send output to file of<text:span text:style-name="T3"> ls</text:span> give command , </text:p>
              </text:list-item>
              <text:list-item>
                <text:p>$ <text:span text:style-name="T3">ls&gt; filename</text:span>. It means put output of <text:span text:style-name="T3">ls</text:span> command to filename. There are three main</text:p>
              </text:list-item>
              <text:list-item>
                <text:p>redirection symbols &gt;,&gt;&gt;,&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1. Redirector Symbol (&gt;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yntax: command &gt; filename</text:p>
              </text:list-item>
              <text:list-item>
                <text:p>To output Linux-commands result to file. Note that If file already exist, it will be overwritten else new file is created. For e.g. To send output of<text:span text:style-name="T3"> ls </text:span>command give. </text:p>
              </text:list-item>
              <text:list-item>
                <text:p>Use the command: ls &gt; myfi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3">2. Redirector Symbol(&gt;&gt;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yntax: command&gt;&gt;filename</text:p>
              </text:list-item>
              <text:list-item>
                <text:p>To output linux- command result to END of file</text:p>
              </text:list-item>
              <text:list-item>
                <text:p>Note if the file does not exists. it will be opened and new information / data will be written to END of file, without losing previous information/data,</text:p>
              </text:list-item>
              <text:list-item>
                <text:p><text:s/>And if file is does not exist, then new file is created. For e.g.</text:p>
              </text:list-item>
              <text:list-item>
                <text:p>To send output of <text:span text:style-name="T3">date</text:span> command to already exist file give</text:p>
              </text:list-item>
              <text:list-item>
                <text:p>$<text:span text:style-name="T3">date &gt;&gt;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. Redirector symbo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yntax: Linux-command &lt; filename</text:p>
              </text:list-item>
              <text:list-item>
                <text:p>To take input to Linux-command from file instead of key-board. For e.g. To take input for <text:span text:style-name="T3">cat </text:span>command give</text:p>
              </text:list-item>
              <text:list-item>
                <text:p>$cat&lt; file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p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s the way to connecting out output of one program to be the input program of another without any temporary file</text:p>
              </text:list-item>
              <text:list-item>
                <text:p>We use the | <text:s/>sign , to pipe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on Dedir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the command $ ls -l</text:p>
                <text:p>1. head filename- displays the first 10 lines , you can us -<text:span text:style-name="T3">ni</text:span>, where <text:span text:style-name="T3">i</text:span> is an integer</text:p>
                <text:p>2. tail – displays the last 10 from your file</text:p>
                <text:p>3. less – show contents of a file</text:p>
              </text:list-item>
              <text:list-item>
                <text:p/>
              </text:list-item>
              <text:list-item>
                <text:p>Grep command; syntax grep “^d”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directs sor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rt -n – sorts alphabetically</text:p>
              </text:list-item>
              <text:list-item>
                <text:p>Sort -r -sorts in the reverse order</text:p>
              </text:list-item>
              <text:list-item>
                <text:p>Research: cut -f1 , fn - <text:s/>where f1-fn are columns</text:p>
              </text:list-item>
              <text:list-item>
                <text:p>Sort -k1 -kn wher k1-jkn also are columns</text:p>
              </text:list-item>
              <text:list-item>
                <text:p>Sort -u – returns a unique representation of repeated items</text:p>
              </text:list-item>
              <text:list-item>
                <text:p>Wc -l <text:s/>- counts the content of a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a xlink:href="http://Www.ryanstutorials.net/" xlink:type="simple">Www.ryanstutorials.net</text:a> <text:s/>- find more on Linux, web development and also bash script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ison operators</text:p>
          </draw:text-box>
        </draw:frame>
        <draw:frame draw:style-name="standard" draw:layer="layout" svg:width="25.198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operators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-lt</text:p>
              </table:table-cell>
              <table:table-cell>
                <text:p>Less than</text:p>
              </table:table-cell>
            </table:table-row>
            <table:table-row table:style-name="ro1" table:default-cell-style-name="gray1">
              <table:table-cell>
                <text:p>-gt</text:p>
              </table:table-cell>
              <table:table-cell>
                <text:p>Greater than</text:p>
              </table:table-cell>
            </table:table-row>
            <table:table-row table:style-name="ro1" table:default-cell-style-name="gray2">
              <table:table-cell>
                <text:p>-eq</text:p>
              </table:table-cell>
              <table:table-cell>
                <text:p>Equal to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vision : File permission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here are three security modes:</text:p>
                <text:list>
                  <text:list-item>
                    <text:p>Read – ability to open and view the file content</text:p>
                  </text:list-item>
                  <text:list-item>
                    <text:p>Write – changing/editing a file content</text:p>
                  </text:list-item>
                  <text:list-item>
                    <text:p>Execute – specific to a program file, who do you want to run the program file.</text:p>
                    <text:p/>
                  </text:list-item>
                  <text:list-item>
                    <text:p>People who can access a file:</text:p>
                    <text:list>
                      <text:list-item>
                        <text:p>Owner/ user</text:p>
                      </text:list-item>
                      <text:list-item>
                        <text:p>Group member</text:p>
                      </text:list-item>
                      <text:list-item>
                        <text:p>Any other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 view permi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the long-listing –&gt;$ ls -l</text:p>
                <text:p/>
                <text:p/>
              </text:list-item>
            </text:list>
          </draw:text-box>
        </draw:frame>
        <draw:frame draw:style-name="standard" draw:layer="layout" svg:width="24.636cm" svg:height="7.455cm" svg:x="1.69cm" svg:y="9.08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5">u</text:span></text:p>
              </table:table-cell>
              <table:table-cell>
                <text:p><text:span text:style-name="T5">g</text:span></text:p>
              </table:table-cell>
              <table:table-cell>
                <text:p><text:span text:style-name="T5">o</text:span></text:p>
              </table:table-cell>
            </table:table-row>
            <table:table-row table:style-name="ro3" table:default-cell-style-name="gray2">
              <table:table-cell>
                <text:p><text:span text:style-name="T5">rwx</text:span></text:p>
              </table:table-cell>
              <table:table-cell>
                <text:p><text:span text:style-name="T5">rwx</text:span></text:p>
              </table:table-cell>
              <table:table-cell>
                <text:p><text:span text:style-name="T5">rw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Use chmod</text:span>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hmod u+rwx filename</text:p>
              </text:list-item>
              <text:list-item>
                <text:p>Chmod u+rwx</text:p>
              </text:list-item>
              <text:list-item>
                <text:p>Chmod u+ω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How Preparing a script</text:span>?<text:line-break/>Steps:</text:p>
          </draw:text-box>
        </draw:frame>
        <draw:frame presentation:style-name="pr5" draw:layer="layout" svg:width="25.199cm" svg:height="12.179cm" svg:x="1.471cm" svg:y="5.588cm" presentation:class="outline" presentation:user-transformed="true">
          <draw:text-box>
            <text:list text:style-name="L2">
              <text:list-item>
                <text:p><text:s/>Prepare/ type the source code of the script</text:p>
              </text:list-item>
              <text:list-item>
                <text:p>Grant executable right to the user of the file – using the … <text:span text:style-name="T4">chmod</text:span> command or <text:span text:style-name="T4">gui</text:span></text:p>
              </text:list-item>
              <text:list-item>
                <text:p><text:span text:style-name="T6">Run the file: as </text:span></text:p>
                <text:list>
                  <text:list-header>
                    <text:p><text:span text:style-name="T6">./filename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6.945cm" svg:x="1.016cm" svg:y="0.929cm" presentation:class="title" presentation:user-transformed="true">
          <draw:text-box>
            <text:p><text:span text:style-name="T3"><text:line-break/></text:span><text:span text:style-name="T3">Bash program</text:span> <text:line-break/><text:span text:style-name="T7">Explanation:</text:span><text:span text:style-name="T8"><text:line-break/></text:span><text:span text:style-name="T8"/></text:p>
          </draw:text-box>
        </draw:frame>
        <draw:frame presentation:style-name="pr5" draw:layer="layout" svg:width="26.091cm" svg:height="10.414cm" svg:x="0.508cm" svg:y="8.636cm" presentation:class="outline" presentation:user-transformed="true">
          <draw:text-box>
            <text:list text:style-name="L2">
              <text:list-item>
                <text:p><text:span text:style-name="T3">#!/bin/sh</text:span> – it is referred as the <text:span text:style-name="T3">shebang</text:span>. The <text:span text:style-name="T3">shebang</text:span> give the path interpreter of the bash script program </text:p>
              </text:list-item>
              <text:list-item>
                <text:p><text:s/><text:span text:style-name="T3">#</text:span> <text:s/>- this is used as a comment, (amongst many uses. Refer <text:span text:style-name="T3">www.ryanstutorials.net</text:span>)</text:p>
              </text:list-item>
              <text:list-item>
                <text:p><text:span text:style-name="T3"><text:s/></text:span><text:span text:style-name="T3">echo</text:span> “hello world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2.032cm" svg:y="2.032cm" presentation:class="title" presentation:user-transformed="true">
          <draw:text-box>
            <text:p><text:span text:style-name="T3">Looking for a path in unix</text:span>:</text:p>
          </draw:text-box>
        </draw:frame>
        <draw:frame presentation:style-name="pr5" draw:layer="layout" svg:width="25.199cm" svg:height="12.179cm" svg:x="1.524cm" svg:y="6.109cm" presentation:class="outline" presentation:user-transformed="true">
          <draw:text-box>
            <text:list text:style-name="L3">
              <text:list-item>
                <text:p>Use the: $PATH </text:p>
              </text:list-item>
              <text:list-item>
                <text:p>/home/hackert/bin:/home/hackert/.local/bin:/usr/local/sbin:/usr/local/bin:</text:p>
              </text:list-item>
              <text:list-item>
                <text:p>The above is my path in my computer. (ubuntu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run a bash progra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1. we can run as .. <text:s/>$ ./myscript.sh</text:p>
                <text:p>2.<text:span text:style-name="T9"> </text:span><text:span text:style-name="T10">bash</text:span> <text:span text:style-name="T9">myscript.sh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0.762cm" svg:y="7.112cm" presentation:class="title" presentation:user-transformed="true">
          <draw:text-box>
            <text:p><text:span text:style-name="T3">Bash Scripting Ba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ecial characters</text:p>
          </draw:text-box>
        </draw:frame>
        <draw:frame presentation:style-name="pr5" draw:layer="layout" svg:width="25.199cm" svg:height="14.961cm" svg:x="1.4cm" svg:y="4.343cm" presentation:class="outline" presentation:user-transformed="true">
          <draw:text-box>
            <text:list text:style-name="L3">
              <text:list-item>
                <text:p>Hash (#) - used in commenting in bash, that is;</text:p>
                <text:list>
                  <text:list-item>
                    <text:p>If # start in a sentence the whole sentence is a comment.</text:p>
                  </text:list-item>
                  <text:list-item>
                    <text:p># can also follow a statement . I.e echo “ welcome to bash” # this is also a comment</text:p>
                  </text:list-item>
                </text:list>
              </text:list-item>
              <text:list-item>
                <text:p><text:span text:style-name="T3">Command separator – </text:span><text:span text:style-name="T11">[ semicolon (;)] <text:s/>permits putting two or more commands on the same line.</text:span></text:p>
              </text:list-item>
              <text:list-item>
                <text:p><text:span text:style-name="T11">Example: echo ”hey”; echo ”cit club ”; echo ’we meet on Friday ’</text:span></text:p>
              </text:list-item>
              <text:list-item>
                <text:p><text:span text:style-name="T11">Sometimes the (;) needs to be</text:span><text:span text:style-name="T3"> escape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0.762cm" svg:y="8.432cm" presentation:class="title" presentation:user-transformed="true">
          <draw:text-box>
            <text:p>Variables </text:p>
          </draw:text-box>
        </draw:frame>
        <draw:frame presentation:style-name="pr6" draw:layer="layout" svg:width="25.199cm" svg:height="3.506cm" svg:x="0.763cm" svg:y="8.432cm" presentation:class="title" presentation:user-transformed="true">
          <draw:text-box>
            <text:p>Variables </text:p>
          </draw:text-box>
        </draw:frame>
        <draw:frame presentation:style-name="pr6" draw:layer="layout" svg:width="25.199cm" svg:height="3.506cm" svg:x="0.764cm" svg:y="8.432cm" presentation:class="title" presentation:user-transformed="true">
          <draw:text-box>
            <text:p>Variab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6.345cm" svg:height="18.796cm" svg:x="0.254cm" svg:y="1.27cm" presentation:class="outline" presentation:user-transformed="true">
          <draw:text-box>
            <text:list text:style-name="L3">
              <text:list-item>
                <text:p>A variable is a temporary memory location <text:s/>for a piece of information:</text:p>
              </text:list-item>
              <text:list-item>
                <text:p>In bash we can the following with the variables:</text:p>
                <text:list>
                  <text:list-item>
                    <text:p>We can set a value to the variable</text:p>
                  </text:list-item>
                  <text:list-item>
                    <text:p>We can read the value for the variable</text:p>
                  </text:list-item>
                </text:list>
              </text:list-item>
              <text:list-item>
                <text:p>Few syntax:</text:p>
                <text:list>
                  <text:list-item>
                    <text:p>We refer to or read for a variable using the $ sign</text:p>
                  </text:list-item>
                  <text:list-item>
                    <text:p>When setting a variable we leave out the $ sign</text:p>
                  </text:list-item>
                  <text:list-item>
                    <text:p>Bash variable are not case sensitive</text:p>
                  </text:list-item>
                  <text:list-item>
                    <text:p>A variable may be placed anywhere in the script and bash will replace it with the value of the variable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mand line arguments </text:p>
          </draw:text-box>
        </draw:frame>
        <draw:frame presentation:style-name="pr5" draw:layer="layout" svg:width="26.091cm" svg:height="16.256cm" svg:x="0.508cm" svg:y="4.064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2">
              <text:list-item>
                <text:p><text:s text:c="4"/>$0 - The name of the Bash script.</text:p>
              </text:list-item>
              <text:list-item>
                <text:p><text:s text:c="4"/>$1 - $9 - The first 9 arguments to the Bash script. (As mentioned above.)</text:p>
              </text:list-item>
              <text:list-item>
                <text:p><text:s text:c="4"/>$# - How many arguments were passed to the Bash script.</text:p>
              </text:list-item>
              <text:list-item>
                <text:p><text:s text:c="4"/>$@ - All the arguments supplied to the Bash script.</text:p>
              </text:list-item>
              <text:list-item>
                <text:p><text:s text:c="4"/>$? - The exit status of the most recently run process.</text:p>
              </text:list-item>
              <text:list-item>
                <text:p><text:s text:c="4"/>$$ - The process ID of the current script.</text:p>
              </text:list-item>
              <text:list-item>
                <text:p><text:s text:c="4"/>$USER - The username of the user running the script.</text:p>
              </text:list-item>
              <text:list-item>
                <text:p><text:s text:c="4"/>$HOSTNAME - The hostname of the machine the script is running on.</text:p>
              </text:list-item>
              <text:list-item>
                <text:p><text:s text:c="4"/>$SECONDS - The number of seconds since the script was started.</text:p>
              </text:list-item>
              <text:list-item>
                <text:p><text:s text:c="4"/>$RANDOM - Returns a different random number each time is it referred to.</text:p>
              </text:list-item>
              <text:list-item>
                <text:p><text:s text:c="4"/>$LINENO - Returns the current line number in the Bash script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r inputs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Use<text:span text:style-name="T10"> read</text:span> <text:span text:style-name="T9">var</text:span></text:p>
              </text:list-item>
              <text:list-item>
                <text:p><text:span text:style-name="T9">More on read:</text:span></text:p>
                <text:list>
                  <text:list-item>
                    <text:p><text:span text:style-name="T9">You can use the command line options with the read and the commonly used are -s and -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low contro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1. if statements</text:p>
                <text:p>syntax: if &lt;contdition&gt; ;then ; statements;fi</text:p>
                <text:p>2. else statement: else &lt;statement&gt;</text:p>
                <text:p>3. case statement;</text:p>
                <text:p>syntax: case $var in; statements; *) &lt;statement&gt;;esac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hile loop</text:p>
                <text:p>syntax: while &lt;condition&gt;; do &lt;statements&gt;;done</text:p>
              </text:list-item>
              <text:list-item>
                <text:p>Example: echo”enter test”; read x; while [x-lt10] ;do; echo “welcome”; x++; d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 edit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 start vi : Type – vi filename.sh</text:p>
              </text:list-item>
              <text:list-item>
                <text:p>Vi has two modes;</text:p>
                <text:list>
                  <text:list-item>
                    <text:p>Insert mode – in this mode you can change and <text:s/>edit code. To switch the mode press (i)</text:p>
                  </text:list-item>
                  <text:list-item>
                    <text:p>Command mode – the mode enables you to save source code, navigate, copy and transfer</text:p>
                  </text:list-item>
                  <text:list-item>
                    <text:p>To save a file: press ZZ, or :wq – this saves and quit.</text:p>
                  </text:list-item>
                  <text:list-item>
                    <text:p>To save a file and continue : press[:w]</text:p>
                  </text:list-item>
                  <text:list-item>
                    <text:p>To quite without continue press: [:q]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on V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 navigate through vi:</text:p>
                <text:list>
                  <text:list-header>
                    <text:p>h – move left by one character, l- move left right by one character</text:p>
                    <text:p>k – move up by one line</text:p>
                    <text:p>j – move down by one character</text:p>
                    <text:p>w – move right by one word </text:p>
                    <text:p>b -move left by one word</text:p>
                    <text:p>0 – take you to beginning of the line</text:p>
                  </text:list-header>
                  <text:list-item>
                    <text:p>$ - to the end of the fil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09:21:00.651271587</meta:creation-date>
    <dc:date>2017-04-19T20:42:17.372788977</dc:date>
    <meta:editing-duration>PT9H44M14S</meta:editing-duration>
    <meta:editing-cycles>144</meta:editing-cycles>
    <meta:generator>LibreOffice/5.1.6.2$Linux_X86_64 LibreOffice_project/10m0$Build-2</meta:generator>
    <meta:document-statistic meta:object-count="142"/>
  </office:meta>
</office:document-meta>
</file>